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45.9pt"/>
    </style:style>
    <style:style style:name="co3" style:family="table-column">
      <style:table-column-properties fo:break-before="auto" style:column-width="182.1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0.49pt"/>
    </style:style>
    <style:style style:name="co6" style:family="table-column">
      <style:table-column-properties fo:break-before="auto" style:column-width="147.4pt"/>
    </style:style>
    <style:style style:name="co7" style:family="table-column">
      <style:table-column-properties fo:break-before="auto" style:column-width="198.34pt"/>
    </style:style>
    <style:style style:name="co8" style:family="table-column">
      <style:table-column-properties fo:break-before="auto" style:column-width="159.76pt"/>
    </style:style>
    <style:style style:name="co9" style:family="table-column">
      <style:table-column-properties fo:break-before="auto" style:column-width="205.31pt"/>
    </style:style>
    <style:style style:name="co10" style:family="table-column">
      <style:table-column-properties fo:break-before="auto" style:column-width="138.95pt"/>
    </style:style>
    <style:style style:name="co11" style:family="table-column">
      <style:table-column-properties fo:break-before="auto" style:column-width="142.81pt"/>
    </style:style>
    <style:style style:name="co12" style:family="table-column">
      <style:table-column-properties fo:break-before="auto" style:column-width="196.04pt"/>
    </style:style>
    <style:style style:name="co13" style:family="table-column">
      <style:table-column-properties fo:break-before="auto" style:column-width="132.75pt"/>
    </style:style>
    <style:style style:name="co14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00" table:style-name="ta1">
        <table:shapes>
          <draw:frame draw:z-index="0" draw:style-name="gr1" draw:text-style-name="P1" svg:width="603.58pt" svg:height="255.23pt" svg:x="138.64pt" svg:y="180.71pt">
            <draw:object draw:notify-on-update-of-ranges="'10000'.D2:'10000'.D11 '10000'.A1:'10000'.A1 '10000'.A2:'10000'.A11 '10000'.B1:'10000'.B1 '10000'.B2:'10000'.B11 '10000'.C1:'10000'.C1 '10000'.C2:'10000'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UPLE_CENTRIC_INVERTED_INDEX</text:p>
          </table:table-cell>
          <table:table-cell office:value-type="string" calcext:value-type="string">
            <text:p>VALUE_CENTRIC_JOIN_1</text:p>
          </table:table-cell>
          <table:table-cell office:value-type="string" calcext:value-type="string">
            <text:p>VALUE_CENTRIC_JOIN_2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9403" calcext:value-type="float">
            <text:p>19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73244" calcext:value-type="float">
            <text:p>732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246857" calcext:value-type="float">
            <text:p>246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780508" calcext:value-type="float">
            <text:p>7805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office:value-type="float" office:value="2356862" calcext:value-type="float">
            <text:p>23568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.9</text:p>
          </table:table-cell>
          <table:table-cell office:value-type="float" office:value="6315925" calcext:value-type="float">
            <text:p>63159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925801" calcext:value-type="float">
            <text:p>9925801</text:p>
          </table:table-cell>
        </table:table-row>
      </table:table>
      <table:table table:name="20000" table:style-name="ta1">
        <table:shapes>
          <draw:frame draw:z-index="0" draw:style-name="gr1" draw:text-style-name="P1" svg:width="453.32pt" svg:height="255.23pt" svg:x="178.38pt" svg:y="192.76pt">
            <draw:object draw:notify-on-update-of-ranges="'20000'.D2:'20000'.D11 '20000'.A2:'20000'.A11 '20000'.B2:'20000'.B11 '20000'.C2:'20000'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UPLE_CENTRIC_INVERTED_INDEX</text:p>
          </table:table-cell>
          <table:table-cell office:value-type="string" calcext:value-type="string">
            <text:p>VALUE_CENTRIC_JOIN_1</text:p>
          </table:table-cell>
          <table:table-cell office:value-type="string" calcext:value-type="string">
            <text:p>VALUE_CENTRIC_JOIN_2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7501" calcext:value-type="float">
            <text:p>175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65807" calcext:value-type="float">
            <text:p>658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222709" calcext:value-type="float">
            <text:p>2227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700552" calcext:value-type="float">
            <text:p>7005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.8</text:p>
          </table:table-cell>
          <table:table-cell office:value-type="float" office:value="2115883" calcext:value-type="float">
            <text:p>21158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.9</text:p>
          </table:table-cell>
          <table:table-cell office:value-type="float" office:value="5664454" calcext:value-type="float">
            <text:p>56644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897261" calcext:value-type="float">
            <text:p>8897261</text:p>
          </table:table-cell>
        </table:table-row>
      </table:table>
      <table:table table:name="30000" table:style-name="ta1">
        <table:shapes>
          <draw:frame draw:z-index="0" draw:style-name="gr1" draw:text-style-name="P1" svg:width="567.01pt" svg:height="255.26pt" svg:x="207.16pt" svg:y="197.26pt">
            <draw:object draw:notify-on-update-of-ranges="'30000'.D2:'30000'.D11 '30000'.A1:'30000'.A1 '30000'.A2:'30000'.A11 '30000'.B1:'30000'.B1 '30000'.B2:'30000'.B11 '30000'.C1:'30000'.C1 '30000'.C2:'30000'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UPLE_CENTRIC_INVERTED_INDEX</text:p>
          </table:table-cell>
          <table:table-cell office:value-type="string" calcext:value-type="string">
            <text:p>VALUE_CENTRIC_JOIN_1</text:p>
          </table:table-cell>
          <table:table-cell office:value-type="string" calcext:value-type="string">
            <text:p>VALUE_CENTRIC_JOIN_2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4694" calcext:value-type="float">
            <text:p>46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6548" calcext:value-type="float">
            <text:p>165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62108" calcext:value-type="float">
            <text:p>621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09254" calcext:value-type="float">
            <text:p>2092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659066" calcext:value-type="float">
            <text:p>6590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office:value-type="float" office:value="1990449" calcext:value-type="float">
            <text:p>19904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.9</text:p>
          </table:table-cell>
          <table:table-cell office:value-type="float" office:value="5326743" calcext:value-type="float">
            <text:p>53267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372229" calcext:value-type="float">
            <text:p>8372229</text:p>
          </table:table-cell>
        </table:table-row>
      </table:table>
      <table:table table:name="40000" table:style-name="ta1">
        <table:shapes>
          <draw:frame draw:z-index="0" draw:style-name="gr1" draw:text-style-name="P1" svg:width="574.87pt" svg:height="255.23pt" svg:x="179.94pt" svg:y="185.98pt">
            <draw:object draw:notify-on-update-of-ranges="'40000'.D2:'40000'.D11 '40000'.A1:'40000'.A1 '40000'.A2:'40000'.A11 '40000'.B1:'40000'.B1 '40000'.B2:'40000'.B11 '40000'.C1:'40000'.C1 '40000'.C2:'40000'.C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UPLE_CENTRIC_INVERTED_INDEX</text:p>
          </table:table-cell>
          <table:table-cell office:value-type="string" calcext:value-type="string">
            <text:p>VALUE_CENTRIC_JOIN_1</text:p>
          </table:table-cell>
          <table:table-cell office:value-type="string" calcext:value-type="string">
            <text:p>VALUE_CENTRIC_JOIN_2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6012" calcext:value-type="float">
            <text:p>16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9404" calcext:value-type="float">
            <text:p>594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200237" calcext:value-type="float">
            <text:p>2002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631639" calcext:value-type="float">
            <text:p>631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1906093" calcext:value-type="float">
            <text:p>19060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.9</text:p>
          </table:table-cell>
          <table:table-cell office:value-type="float" office:value="5101938" calcext:value-type="float">
            <text:p>51019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007556" calcext:value-type="float">
            <text:p>8007556</text:p>
          </table:table-cell>
        </table:table-row>
      </table:table>
      <table:table table:name="50000" table:style-name="ta1">
        <table:shapes>
          <draw:frame draw:z-index="0" draw:style-name="gr1" draw:text-style-name="P1" svg:width="591.31pt" svg:height="255.23pt" svg:x="199.45pt" svg:y="189.75pt">
            <draw:object draw:notify-on-update-of-ranges="'50000'.D2:'50000'.D11 '50000'.A1:'50000'.A1 '50000'.A2:'50000'.A11 '50000'.B1:'50000'.B1 '50000'.B2:'50000'.B11 '50000'.C1:'50000'.C1 '50000'.C2:'50000'.C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UPLE_CENTRIC_INVERTED_INDEX</text:p>
          </table:table-cell>
          <table:table-cell office:value-type="string" calcext:value-type="string">
            <text:p>VALUE_CENTRIC_JOIN_1</text:p>
          </table:table-cell>
          <table:table-cell office:value-type="string" calcext:value-type="string">
            <text:p>VALUE_CENTRIC_JOIN_2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5340" calcext:value-type="float">
            <text:p>153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7483" calcext:value-type="float">
            <text:p>574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94237" calcext:value-type="float">
            <text:p>1942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611442" calcext:value-type="float">
            <text:p>6114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1844285" calcext:value-type="float">
            <text:p>18442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.9</text:p>
          </table:table-cell>
          <table:table-cell office:value-type="float" office:value="4936519" calcext:value-type="float">
            <text:p>49365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7752312" calcext:value-type="float">
            <text:p>7752312</text:p>
          </table:table-cell>
        </table:table-row>
      </table:table>
      <table:table table:name="60000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UPLE_CENTRIC_INVERTED_INDEX</text:p>
          </table:table-cell>
          <table:table-cell office:value-type="string" calcext:value-type="string">
            <text:p>VALUE_CENTRIC_JOIN_1</text:p>
          </table:table-cell>
          <table:table-cell office:value-type="string" calcext:value-type="string">
            <text:p>VALUE_CENTRIC_JOIN_2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19403" calcext:value-type="float">
            <text:p>19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73244" calcext:value-type="float">
            <text:p>732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46857" calcext:value-type="float">
            <text:p>246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780508" calcext:value-type="float">
            <text:p>7805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356862" calcext:value-type="float">
            <text:p>23568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6315925" calcext:value-type="float">
            <text:p>63159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925801" calcext:value-type="float">
            <text:p>9925801</text:p>
          </table:table-cell>
        </table:table-row>
      </table:table>
      <table:table table:name="70000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UPLE_CENTRIC_INVERTED_INDEX</text:p>
          </table:table-cell>
          <table:table-cell office:value-type="string" calcext:value-type="string">
            <text:p>VALUE_CENTRIC_JOIN_1</text:p>
          </table:table-cell>
          <table:table-cell office:value-type="string" calcext:value-type="string">
            <text:p>VALUE_CENTRIC_JOIN_2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19403" calcext:value-type="float">
            <text:p>19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73244" calcext:value-type="float">
            <text:p>732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46857" calcext:value-type="float">
            <text:p>246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780508" calcext:value-type="float">
            <text:p>7805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356862" calcext:value-type="float">
            <text:p>23568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6315925" calcext:value-type="float">
            <text:p>63159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925801" calcext:value-type="float">
            <text:p>9925801</text:p>
          </table:table-cell>
        </table:table-row>
      </table:table>
      <table:table table:name="80000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UPLE_CENTRIC_INVERTED_INDEX</text:p>
          </table:table-cell>
          <table:table-cell office:value-type="string" calcext:value-type="string">
            <text:p>VALUE_CENTRIC_JOIN_1</text:p>
          </table:table-cell>
          <table:table-cell office:value-type="string" calcext:value-type="string">
            <text:p>VALUE_CENTRIC_JOIN_2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19403" calcext:value-type="float">
            <text:p>19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73244" calcext:value-type="float">
            <text:p>732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46857" calcext:value-type="float">
            <text:p>246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780508" calcext:value-type="float">
            <text:p>7805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356862" calcext:value-type="float">
            <text:p>23568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6315925" calcext:value-type="float">
            <text:p>63159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925801" calcext:value-type="float">
            <text:p>9925801</text:p>
          </table:table-cell>
        </table:table-row>
      </table:table>
      <table:table table:name="90000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UPLE_CENTRIC_INVERTED_INDEX</text:p>
          </table:table-cell>
          <table:table-cell office:value-type="string" calcext:value-type="string">
            <text:p>VALUE_CENTRIC_JOIN_1</text:p>
          </table:table-cell>
          <table:table-cell office:value-type="string" calcext:value-type="string">
            <text:p>VALUE_CENTRIC_JOIN_2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19403" calcext:value-type="float">
            <text:p>19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73244" calcext:value-type="float">
            <text:p>732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46857" calcext:value-type="float">
            <text:p>246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780508" calcext:value-type="float">
            <text:p>7805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356862" calcext:value-type="float">
            <text:p>23568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6315925" calcext:value-type="float">
            <text:p>63159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925801" calcext:value-type="float">
            <text:p>9925801</text:p>
          </table:table-cell>
        </table:table-row>
      </table:table>
      <table:table table:name="100000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UPLE_CENTRIC_INVERTED_INDEX</text:p>
          </table:table-cell>
          <table:table-cell office:value-type="string" calcext:value-type="string">
            <text:p>VALUE_CENTRIC_JOIN_1</text:p>
          </table:table-cell>
          <table:table-cell office:value-type="string" calcext:value-type="string">
            <text:p>VALUE_CENTRIC_JOIN_2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19403" calcext:value-type="float">
            <text:p>19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73244" calcext:value-type="float">
            <text:p>732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246857" calcext:value-type="float">
            <text:p>246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780508" calcext:value-type="float">
            <text:p>7805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356862" calcext:value-type="float">
            <text:p>23568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6315925" calcext:value-type="float">
            <text:p>63159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925801" calcext:value-type="float">
            <text:p>99258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9:36:47.674668131</meta:creation-date>
    <dc:date>2018-10-20T20:46:52.825670388</dc:date>
    <meta:editing-duration>PT39M7S</meta:editing-duration>
    <meta:editing-cycles>17</meta:editing-cycles>
    <meta:generator>LibreOffice/6.0.3.2$Linux_X86_64 LibreOffice_project/00m0$Build-2</meta:generator>
    <meta:document-statistic meta:table-count="10" meta:cell-count="4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94cm" svg:height="9.005cm" xlink:href=".." xlink:type="simple" chart:class="chart:bar" chart:style-name="ch1">
        <chart:title svg:x="9.201cm" svg:y="0.315cm" chart:style-name="ch2">
          <text:p>Range=10000</text:p>
        </chart:title>
        <chart:legend chart:legend-position="end" svg:x="14.559cm" svg:y="3.823cm" style:legend-expansion="high" chart:style-name="ch3"/>
        <chart:plot-area chart:style-name="ch4" table:cell-range-address="'10000'.C2:'10000'.D11 '10000'.A1:'10000'.B11 '10000'.C1:'10000'.C1" chart:data-source-has-labels="both" svg:x="1.702cm" svg:y="1.196cm" svg:width="12.432cm" svg:height="6.7cm">
          <chartooo:coordinate-region svg:x="2.509cm" svg:y="1.357cm" svg:width="11.625cm" svg:height="5.971cm"/>
          <chart:axis chart:dimension="x" chart:name="primary-x" chart:style-name="ch5" chartooo:axis-type="auto">
            <chartooo:date-scale/>
            <chart:title svg:x="7.133cm" svg:y="8.076cm" chart:style-name="ch6">
              <text:p>Selectivity</text:p>
            </chart:title>
            <chart:categories table:cell-range-address="'10000'.D2:'10000'.D11"/>
          </chart:axis>
          <chart:axis chart:dimension="y" chart:name="primary-y" chart:style-name="ch7">
            <chart:title svg:x="0.451cm" svg:y="5.384cm" chart:style-name="ch8">
              <text:p>Time in ms
</text:p>
            </chart:title>
            <chart:grid chart:style-name="ch9" chart:class="major"/>
          </chart:axis>
          <chart:series chart:style-name="ch10" chart:values-cell-range-address="'10000'.A2:'10000'.A11" chart:label-cell-address="'10000'.A1:'10000'.A1" chart:class="chart:bar">
            <chart:data-point chart:repeated="10"/>
          </chart:series>
          <chart:series chart:style-name="ch11" chart:values-cell-range-address="'10000'.B2:'10000'.B11" chart:label-cell-address="'10000'.B1:'10000'.B1" chart:class="chart:bar">
            <chart:data-point chart:repeated="10"/>
          </chart:series>
          <chart:series chart:style-name="ch12" chart:values-cell-range-address="'10000'.C2:'10000'.C11" chart:label-cell-address="'10000'.C1:'10000'.C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PLE_CENTRIC_INVERTED_INDEX</text:p>
                <draw:g>
                  <svg:desc>'10000'.A1:'10000'.A1</svg:desc>
                </draw:g>
              </table:table-cell>
              <table:table-cell office:value-type="string">
                <text:p>VALUE_CENTRIC_JOIN_1</text:p>
                <draw:g>
                  <svg:desc>'10000'.B1:'10000'.B1</svg:desc>
                </draw:g>
              </table:table-cell>
              <table:table-cell office:value-type="string">
                <text:p>VALUE_CENTRIC_JOIN_2</text:p>
                <draw:g>
                  <svg:desc>'10000'.C1:'10000'.C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10000'.D2:'10000'.D11</svg:desc>
                </draw:g>
              </table:table-cell>
              <table:table-cell office:value-type="float" office:value="4">
                <text:p>4</text:p>
                <draw:g>
                  <svg:desc>'10000'.A2:'10000'.A11</svg:desc>
                </draw:g>
              </table:table-cell>
              <table:table-cell office:value-type="float" office:value="2">
                <text:p>2</text:p>
                <draw:g>
                  <svg:desc>'10000'.B2:'10000'.B11</svg:desc>
                </draw:g>
              </table:table-cell>
              <table:table-cell office:value-type="float" office:value="2">
                <text:p>2</text:p>
                <draw:g>
                  <svg:desc>'10000'.C2:'10000'.C1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05">
                <text:p>105</text:p>
              </table:table-cell>
              <table:table-cell office:value-type="float" office:value="52">
                <text:p>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6">
                <text:p>256</text:p>
              </table:table-cell>
              <table:table-cell office:value-type="float" office:value="141">
                <text:p>141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bar" chart:column-mapping="2 0 1" chart:style-name="ch1">
        <chart:title svg:x="6.55cm" svg:y="0.315cm" chart:style-name="ch2">
          <text:p>Range=20000</text:p>
        </chart:title>
        <chart:legend chart:legend-position="end" svg:x="13.73cm" svg:y="3.823cm" style:legend-expansion="high" chart:style-name="ch3"/>
        <chart:plot-area chart:style-name="ch4" table:cell-range-address="'20000'.A2:'20000'.D11" chart:data-source-has-labels="column" svg:x="1.278cm" svg:y="1.196cm" svg:width="12.133cm" svg:height="6.7cm">
          <chartooo:coordinate-region svg:x="2.085cm" svg:y="1.356cm" svg:width="11.326cm" svg:height="5.972cm"/>
          <chart:axis chart:dimension="x" chart:name="primary-x" chart:style-name="ch5" chartooo:axis-type="auto">
            <chartooo:date-scale/>
            <chart:title svg:x="6.559cm" svg:y="8.076cm" chart:style-name="ch6">
              <text:p>Selectivity</text:p>
            </chart:title>
            <chart:categories table:cell-range-address="'20000'.D2:'20000'.D11"/>
          </chart:axis>
          <chart:axis chart:dimension="y" chart:name="primary-y" chart:style-name="ch7">
            <chart:title svg:x="0.451cm" svg:y="5.384cm" chart:style-name="ch8">
              <text:p>Time in ms</text:p>
            </chart:title>
            <chart:grid chart:style-name="ch9" chart:class="major"/>
          </chart:axis>
          <chart:series chart:style-name="ch10" chart:values-cell-range-address="'20000'.A2:'20000'.A11" chart:class="chart:bar">
            <chart:data-point chart:repeated="10"/>
          </chart:series>
          <chart:series chart:style-name="ch11" chart:values-cell-range-address="'20000'.B2:'20000'.B11" chart:class="chart:bar">
            <chart:data-point chart:repeated="10"/>
          </chart:series>
          <chart:series chart:style-name="ch12" chart:values-cell-range-address="'20000'.C2:'20000'.C1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20000'.D2:'20000'.D11</svg:desc>
                </draw:g>
              </table:table-cell>
              <table:table-cell office:value-type="float" office:value="4">
                <text:p>4</text:p>
                <draw:g>
                  <svg:desc>'20000'.A2:'20000'.A11</svg:desc>
                </draw:g>
              </table:table-cell>
              <table:table-cell office:value-type="float" office:value="3">
                <text:p>3</text:p>
                <draw:g>
                  <svg:desc>'20000'.B2:'20000'.B11</svg:desc>
                </draw:g>
              </table:table-cell>
              <table:table-cell office:value-type="float" office:value="2">
                <text:p>2</text:p>
                <draw:g>
                  <svg:desc>'20000'.C2:'20000'.C1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  <table:table-cell office:value-type="float" office:value="104">
                <text:p>104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4cm" svg:height="9.006cm" xlink:href=".." xlink:type="simple" chart:class="chart:bar" chart:style-name="ch1">
        <chart:title svg:x="8.556cm" svg:y="0.315cm" chart:style-name="ch2">
          <text:p>Range=30000</text:p>
        </chart:title>
        <chart:legend chart:legend-position="end" svg:x="13.269cm" svg:y="3.824cm" style:legend-expansion="high" chart:style-name="ch3"/>
        <chart:plot-area chart:style-name="ch4" table:cell-range-address="'30000'.C2:'30000'.D11 '30000'.A1:'30000'.B11 '30000'.C1:'30000'.C1" chart:data-source-has-labels="both" svg:x="1.359cm" svg:y="1.196cm" svg:width="11.51cm" svg:height="6.701cm">
          <chartooo:coordinate-region svg:x="1.98cm" svg:y="1.356cm" svg:width="10.889cm" svg:height="5.973cm"/>
          <chart:axis chart:dimension="x" chart:name="primary-x" chart:style-name="ch5" chartooo:axis-type="auto">
            <chartooo:date-scale/>
            <chart:title svg:x="6.329cm" svg:y="8.077cm" chart:style-name="ch6">
              <text:p>Selectivity</text:p>
            </chart:title>
            <chart:categories table:cell-range-address="'30000'.D2:'30000'.D11"/>
          </chart:axis>
          <chart:axis chart:dimension="y" chart:name="primary-y" chart:style-name="ch7">
            <chart:title svg:x="0.451cm" svg:y="5.384cm" chart:style-name="ch8">
              <text:p>Time in ms</text:p>
            </chart:title>
            <chart:grid chart:style-name="ch9" chart:class="major"/>
          </chart:axis>
          <chart:series chart:style-name="ch10" chart:values-cell-range-address="'30000'.A2:'30000'.A11" chart:label-cell-address="'30000'.A1:'30000'.A1" chart:class="chart:bar">
            <chart:data-point chart:repeated="10"/>
          </chart:series>
          <chart:series chart:style-name="ch11" chart:values-cell-range-address="'30000'.B2:'30000'.B11" chart:label-cell-address="'30000'.B1:'30000'.B1" chart:class="chart:bar">
            <chart:data-point chart:repeated="10"/>
          </chart:series>
          <chart:series chart:style-name="ch12" chart:values-cell-range-address="'30000'.C2:'30000'.C11" chart:label-cell-address="'30000'.C1:'30000'.C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PLE_CENTRIC_INVERTED_INDEX</text:p>
                <draw:g>
                  <svg:desc>'30000'.A1:'30000'.A1</svg:desc>
                </draw:g>
              </table:table-cell>
              <table:table-cell office:value-type="string">
                <text:p>VALUE_CENTRIC_JOIN_1</text:p>
                <draw:g>
                  <svg:desc>'30000'.B1:'30000'.B1</svg:desc>
                </draw:g>
              </table:table-cell>
              <table:table-cell office:value-type="string">
                <text:p>VALUE_CENTRIC_JOIN_2</text:p>
                <draw:g>
                  <svg:desc>'30000'.C1:'30000'.C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30000'.D2:'30000'.D11</svg:desc>
                </draw:g>
              </table:table-cell>
              <table:table-cell office:value-type="float" office:value="4">
                <text:p>4</text:p>
                <draw:g>
                  <svg:desc>'30000'.A2:'30000'.A11</svg:desc>
                </draw:g>
              </table:table-cell>
              <table:table-cell office:value-type="float" office:value="4">
                <text:p>4</text:p>
                <draw:g>
                  <svg:desc>'30000'.B2:'30000'.B11</svg:desc>
                </draw:g>
              </table:table-cell>
              <table:table-cell office:value-type="float" office:value="5">
                <text:p>5</text:p>
                <draw:g>
                  <svg:desc>'30000'.C2:'30000'.C1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  <table:table-cell office:value-type="float" office:value="61">
                <text:p>61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81cm" svg:height="9.005cm" xlink:href=".." xlink:type="simple" chart:class="chart:bar" chart:style-name="ch1">
        <chart:title svg:x="8.694cm" svg:y="0.315cm" chart:style-name="ch2">
          <text:p>Range=40000</text:p>
        </chart:title>
        <chart:legend chart:legend-position="end" svg:x="13.546cm" svg:y="3.823cm" style:legend-expansion="high" chart:style-name="ch3"/>
        <chart:plot-area chart:style-name="ch4" table:cell-range-address="'40000'.C2:'40000'.D11 '40000'.A1:'40000'.B11 '40000'.C1:'40000'.C1" chart:data-source-has-labels="both" svg:x="1.364cm" svg:y="1.196cm" svg:width="11.777cm" svg:height="6.7cm">
          <chartooo:coordinate-region svg:x="1.985cm" svg:y="1.357cm" svg:width="11.156cm" svg:height="5.971cm"/>
          <chart:axis chart:dimension="x" chart:name="primary-x" chart:style-name="ch5" chartooo:axis-type="auto">
            <chartooo:date-scale/>
            <chart:title svg:x="6.467cm" svg:y="8.076cm" chart:style-name="ch6">
              <text:p>Selectivity</text:p>
            </chart:title>
            <chart:categories table:cell-range-address="'40000'.D2:'40000'.D11"/>
          </chart:axis>
          <chart:axis chart:dimension="y" chart:name="primary-y" chart:style-name="ch7">
            <chart:title svg:x="0.451cm" svg:y="5.384cm" chart:style-name="ch8">
              <text:p>Time in ms</text:p>
            </chart:title>
            <chart:grid chart:style-name="ch9" chart:class="major"/>
          </chart:axis>
          <chart:series chart:style-name="ch10" chart:values-cell-range-address="'40000'.A2:'40000'.A11" chart:label-cell-address="'40000'.A1:'40000'.A1" chart:class="chart:bar">
            <chart:data-point chart:repeated="10"/>
          </chart:series>
          <chart:series chart:style-name="ch11" chart:values-cell-range-address="'40000'.B2:'40000'.B11" chart:label-cell-address="'40000'.B1:'40000'.B1" chart:class="chart:bar">
            <chart:data-point chart:repeated="10"/>
          </chart:series>
          <chart:series chart:style-name="ch12" chart:values-cell-range-address="'40000'.C2:'40000'.C11" chart:label-cell-address="'40000'.C1:'40000'.C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PLE_CENTRIC_INVERTED_INDEX</text:p>
                <draw:g>
                  <svg:desc>'40000'.A1:'40000'.A1</svg:desc>
                </draw:g>
              </table:table-cell>
              <table:table-cell office:value-type="string">
                <text:p>VALUE_CENTRIC_JOIN_1</text:p>
                <draw:g>
                  <svg:desc>'40000'.B1:'40000'.B1</svg:desc>
                </draw:g>
              </table:table-cell>
              <table:table-cell office:value-type="string">
                <text:p>VALUE_CENTRIC_JOIN_2</text:p>
                <draw:g>
                  <svg:desc>'40000'.C1:'40000'.C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40000'.D2:'40000'.D11</svg:desc>
                </draw:g>
              </table:table-cell>
              <table:table-cell office:value-type="float" office:value="5">
                <text:p>5</text:p>
                <draw:g>
                  <svg:desc>'40000'.A2:'40000'.A11</svg:desc>
                </draw:g>
              </table:table-cell>
              <table:table-cell office:value-type="float" office:value="4">
                <text:p>4</text:p>
                <draw:g>
                  <svg:desc>'40000'.B2:'40000'.B11</svg:desc>
                </draw:g>
              </table:table-cell>
              <table:table-cell office:value-type="float" office:value="2">
                <text:p>2</text:p>
                <draw:g>
                  <svg:desc>'40000'.C2:'40000'.C1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61cm" svg:height="9.005cm" xlink:href=".." xlink:type="simple" chart:class="chart:bar" chart:style-name="ch1">
        <chart:title svg:x="8.984cm" svg:y="0.315cm" chart:style-name="ch2">
          <text:p>Range=50000</text:p>
        </chart:title>
        <chart:legend chart:legend-position="end" svg:x="14.126cm" svg:y="3.823cm" style:legend-expansion="high" chart:style-name="ch3"/>
        <chart:plot-area chart:style-name="ch4" table:cell-range-address="'50000'.C2:'50000'.D11 '50000'.A1:'50000'.B11 '50000'.C1:'50000'.C1" chart:data-source-has-labels="both" svg:x="1.376cm" svg:y="1.196cm" svg:width="12.333cm" svg:height="6.7cm">
          <chartooo:coordinate-region svg:x="1.997cm" svg:y="1.356cm" svg:width="11.712cm" svg:height="5.972cm"/>
          <chart:axis chart:dimension="x" chart:name="primary-x" chart:style-name="ch5" chartooo:axis-type="auto">
            <chartooo:date-scale/>
            <chart:title svg:x="6.757cm" svg:y="8.076cm" chart:style-name="ch6">
              <text:p>Selectivity</text:p>
            </chart:title>
            <chart:categories table:cell-range-address="'50000'.D2:'50000'.D11"/>
          </chart:axis>
          <chart:axis chart:dimension="y" chart:name="primary-y" chart:style-name="ch7">
            <chart:title svg:x="0.451cm" svg:y="5.384cm" chart:style-name="ch8">
              <text:p>Time in ms</text:p>
            </chart:title>
            <chart:grid chart:style-name="ch9" chart:class="major"/>
          </chart:axis>
          <chart:series chart:style-name="ch10" chart:values-cell-range-address="'50000'.A2:'50000'.A11" chart:label-cell-address="'50000'.A1:'50000'.A1" chart:class="chart:bar">
            <chart:data-point chart:repeated="10"/>
          </chart:series>
          <chart:series chart:style-name="ch11" chart:values-cell-range-address="'50000'.B2:'50000'.B11" chart:label-cell-address="'50000'.B1:'50000'.B1" chart:class="chart:bar">
            <chart:data-point chart:repeated="10"/>
          </chart:series>
          <chart:series chart:style-name="ch12" chart:values-cell-range-address="'50000'.C2:'50000'.C11" chart:label-cell-address="'50000'.C1:'50000'.C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PLE_CENTRIC_INVERTED_INDEX</text:p>
                <draw:g>
                  <svg:desc>'50000'.A1:'50000'.A1</svg:desc>
                </draw:g>
              </table:table-cell>
              <table:table-cell office:value-type="string">
                <text:p>VALUE_CENTRIC_JOIN_1</text:p>
                <draw:g>
                  <svg:desc>'50000'.B1:'50000'.B1</svg:desc>
                </draw:g>
              </table:table-cell>
              <table:table-cell office:value-type="string">
                <text:p>VALUE_CENTRIC_JOIN_2</text:p>
                <draw:g>
                  <svg:desc>'50000'.C1:'50000'.C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50000'.D2:'50000'.D11</svg:desc>
                </draw:g>
              </table:table-cell>
              <table:table-cell office:value-type="float" office:value="4">
                <text:p>4</text:p>
                <draw:g>
                  <svg:desc>'50000'.A2:'50000'.A11</svg:desc>
                </draw:g>
              </table:table-cell>
              <table:table-cell office:value-type="float" office:value="3">
                <text:p>3</text:p>
                <draw:g>
                  <svg:desc>'50000'.B2:'50000'.B11</svg:desc>
                </draw:g>
              </table:table-cell>
              <table:table-cell office:value-type="float" office:value="3">
                <text:p>3</text:p>
                <draw:g>
                  <svg:desc>'50000'.C2:'50000'.C11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